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6F0000035824DBC2E8.png"/>
  <manifest:file-entry manifest:media-type="image/png" manifest:full-path="Pictures/10000201000007750000031673D8AB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9in" svg:height="2.7717in" draw:z-index="0"><draw:image xlink:href="Pictures/10000201000007750000031673D8AB28.png" xlink:type="simple" xlink:show="embed" xlink:actuate="onLoad"/></draw:frame></text:p>
      <text:p text:style-name="Standard"/>
      <text:p text:style-name="Standard"><draw:frame draw:style-name="fr1" draw:name="graphics2" text:anchor-type="paragraph" svg:width="6.6929in" svg:height="3.011in" draw:z-index="1"><draw:image xlink:href="Pictures/100002010000076F0000035824DBC2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Lemus</meta:initial-creator>
    <meta:creation-date>2025-03-15T10:43:07.01</meta:creation-date>
    <meta:document-statistic meta:table-count="0" meta:image-count="2" meta:object-count="0" meta:page-count="1" meta:paragraph-count="0" meta:word-count="0" meta:character-count="0"/>
    <dc:date>2025-03-15T10:43:55.53</dc:date>
    <dc:creator>Pedro Lemus</dc:creator>
    <meta:editing-duration>PT49S</meta:editing-duration>
    <meta:editing-cycles>1</meta:editing-cycles>
    <meta:generator>OpenOffice/4.1.15$Win32 OpenOffice.org_project/4115m2$Build-9813</meta:generator>
  </office:meta>
</office:document-meta>
</file>